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6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4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3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7.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3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15cm" fo:min-width="3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8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4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8.4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4.15cm" fo:min-width="10.8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04cm" svg:x="0cm" svg:y="5.737cm" presentation:class="title" presentation:user-transformed="true">
          <draw:text-box>
            <text:p>MeAhe <text:line-break/><text:span text:style-name="T1">Monitoring, Logging, Quick action for ailments</text:span><text:span text:style-name="T1"><text:line-break/></text:span><text:span text:style-name="T1">(Here heart attack &amp; cardiac arrest)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 text:style-name="P2"><text:span text:style-name="T2">Prototype overview - App name - MeAh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3">MeAhe - Monitoring, Logging, First aid for heart attack.(Hardware + software device)</text:span></text:p>
            <text:p text:style-name="P4"><text:span text:style-name="T3">HA - Heart attack </text:span></text:p>
            <text:p text:style-name="P4"><text:span text:style-name="T3">Features - Heart health module - </text:span></text:p>
            <text:p text:style-name="P4"><text:span text:style-name="T3">1) Troponin test – hand held device can which will be integrated with sanjay - Not supportedd yet ( to check cells presence in blood </text:span><text:span text:style-name="T3">from damaged heart after heart attack)</text:span><text:span text:style-name="T3"><text:line-break/></text:span><text:span text:style-name="T3">2) ecgClassifier(In MeAhe keeps receiving signals (ECG data) of heart activity (Continously or at every interval say 10 seconds)</text:span><text:span text:style-name="T3"><text:line-break/></text:span><text:span text:style-name="T3"> <text:s text:c="3"/>ecgClassifier service will classify signal to HA(HApositive or not )</text:span></text:p>
            <text:p text:style-name="P4"><text:span text:style-name="T3">2.i) if HApositive signal will go to action api <text:s/></text:span><text:span text:style-name="T3"><text:line-break/></text:span><text:span text:style-name="T3">2.ii) action api - notification on phone </text:span></text:p>
            <text:p text:style-name="P4"><text:span text:style-name="T3">- Alarm will start sounding </text:span><text:span text:style-name="T3"><text:line-break/></text:span><text:span text:style-name="T3">- First aid will popup on display of MeAhe </text:span><text:span text:style-name="T3"><text:line-break/></text:span><text:span text:style-name="T3">- Signal will go to ambulance 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>
        <draw:custom-shape draw:style-name="gr2" draw:text-style-name="P5" xml:id="id1" draw:id="id1" draw:layer="layout" svg:width="7.2cm" svg:height="0.6cm" svg:x="4.8cm" svg:y="3.9cm">
          <text:p text:style-name="P5"><text:span text:style-name="T3"><text:line-break/></text:span><text:span text:style-name="T3">MeAhe-Wearable device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0.6cm" svg:x="3.6cm" svg:y="7.2cm">
          <text:p text:style-name="P5"><text:span text:style-name="T3"><text:line-break/></text:span><text:span text:style-name="T3">Heart ailment module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cm" svg:height="0.7cm" svg:x="11cm" svg:y="5.7cm">
          <text:p text:style-name="P5"><text:span text:style-name="T3"><text:line-break/></text:span><text:span text:style-name="T3">capture manual data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7.9cm" svg:height="1cm" svg:x="1.9cm" svg:y="5.4cm">
          <text:p text:style-name="P5"><text:span text:style-name="T3"><text:line-break/></text:span><text:span text:style-name="T3">Capture signals</text:span><text:span text:style-name="T3"><text:line-break/></text:span><text:span text:style-name="T3">(ex. Ecg for heart, blood samples) 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2cm" svg:height="0.6cm" svg:x="3.6cm" svg:y="8.5cm">
          <text:p text:style-name="P5"><text:span text:style-name="T3"><text:line-break/></text:span><text:span text:style-name="T3"><text:line-break/></text:span><text:span text:style-name="T3">ECG classifier 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.8cm" svg:height="0.4cm" svg:x="3.6cm" svg:y="10.2cm">
          <text:p text:style-name="P5"><text:span text:style-name="T3"><text:line-break/></text:span><text:span text:style-name="T3"><text:line-break/></text:span><text:span text:style-name="T3">Heart attack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0.4cm" svg:x="8.3cm" svg:y="10.235cm">
          <text:p text:style-name="P5"><text:span text:style-name="T3"><text:line-break/></text:span><text:span text:style-name="T3"><text:line-break/></text:span><text:span text:style-name="T3">Heart arrest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3.8cm" svg:height="0.665cm" svg:x="5.6cm" svg:y="11.335cm">
          <text:p text:style-name="P5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" draw:id="id5" draw:layer="layout" svg:width="9cm" svg:height="1.8cm" svg:x="3.2cm" svg:y="13cm">
          <text:p text:style-name="P5"><text:span text:style-name="T3">Notification – Alarm, </text:span><text:span text:style-name="T3"><text:line-break/></text:span><text:span text:style-name="T3"> <text:s text:c="7"/>Call to ambulance, </text:span><text:span text:style-name="T3"><text:line-break/></text:span><text:span text:style-name="T3"> <text:s text:c="23"/>Phone to emergency conta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2.4cm" svg:x="3.2cm" svg:y="15.7cm">
          <text:p text:style-name="P5"><text:span text:style-name="T3">First aid – Heart attack</text:span><text:span text:style-name="T3"><text:line-break/></text:span><text:span text:style-name="T3">1. Aspirin </text:span><text:span text:style-name="T3"><text:line-break/></text:span><text:span text:style-name="T3">2. Nitroglycerine</text:span><text:span text:style-name="T3"><text:line-break/></text:span><text:span text:style-name="T3">3. Beta blockers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2.4cm" svg:x="9.1cm" svg:y="15.6cm">
          <text:p text:style-name="P5"><text:span text:style-name="T3">First aid – Heart arrest</text:span><text:span text:style-name="T3"><text:line-break/></text:span><text:span text:style-name="T3">1. CPR </text:span><text:span text:style-name="T3"><text:line-break/></text:span><text:span text:style-name="T3">2. AED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9cm" svg:height="1.2cm" svg:x="9.3cm" svg:y="7.2cm">
          <text:p text:style-name="P5"><text:span text:style-name="T3"><text:line-break/></text:span><text:span text:style-name="T3">Mutliples modules</text:span><text:span text:style-name="T3"><text:line-break/></text:span><text:span text:style-name="T3"> for other organs-Not yet supported</text:span></text:p>
          <text:p text:style-name="P5"/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" svg:x1="4.8cm" svg:y1="4.2cm" svg:x2="5.85cm" svg:y2="5.4cm" draw:start-shape="id1" draw:end-shape="id2" svg:d="M4800 4200l1050 1200" svg:viewBox="0 0 1051 1201">
          <text:p/>
        </draw:connector>
        <draw:connector draw:style-name="gr11" draw:text-style-name="P6" draw:layer="layout" draw:type="line" svg:x1="11.2cm" svg:y1="4.5cm" svg:x2="12.25cm" svg:y2="5.6cm" svg:d="M11200 4500l1050 1100" svg:viewBox="0 0 1051 1101">
          <text:p/>
        </draw:connector>
        <draw:connector draw:style-name="gr11" draw:text-style-name="P6" draw:layer="layout" draw:type="line" svg:x1="11.4cm" svg:y1="6.2cm" svg:x2="12.45cm" svg:y2="7.3cm" svg:d="M11400 6200l1050 1100" svg:viewBox="0 0 1051 1101">
          <text:p/>
        </draw:connector>
        <draw:connector draw:style-name="gr11" draw:text-style-name="P6" draw:layer="layout" draw:type="line" svg:x1="5.8cm" svg:y1="6.2cm" svg:x2="6.85cm" svg:y2="7.3cm" svg:d="M5800 6200l1050 1100" svg:viewBox="0 0 1051 1101">
          <text:p/>
        </draw:connector>
        <draw:connector draw:style-name="gr11" draw:text-style-name="P6" draw:layer="layout" draw:type="line" svg:x1="5.8cm" svg:y1="7.7cm" svg:x2="6.85cm" svg:y2="8.8cm" svg:d="M5800 7700l1050 1100" svg:viewBox="0 0 1051 1101">
          <text:p/>
        </draw:connector>
        <draw:connector draw:style-name="gr11" draw:text-style-name="P6" draw:layer="layout" draw:type="line" svg:x1="5.6cm" svg:y1="9cm" svg:x2="6.65cm" svg:y2="10.1cm" svg:d="M5600 9000l1050 1100" svg:viewBox="0 0 1051 1101">
          <text:p/>
        </draw:connector>
        <draw:connector draw:style-name="gr11" draw:text-style-name="P6" draw:layer="layout" draw:type="line" svg:x1="8.8cm" svg:y1="9.2cm" svg:x2="9.85cm" svg:y2="10.3cm" svg:d="M8800 9200l1050 1100" svg:viewBox="0 0 1051 1101">
          <text:p/>
        </draw:connector>
        <draw:connector draw:style-name="gr11" draw:text-style-name="P6" draw:layer="layout" draw:type="line" svg:x1="7.4cm" svg:y1="10.4cm" svg:x2="7.5cm" svg:y2="11.335cm" draw:start-shape="id3" draw:end-shape="id4" svg:d="M7400 10400l100 935" svg:viewBox="0 0 101 936">
          <text:p/>
        </draw:connector>
        <draw:connector draw:style-name="gr11" draw:text-style-name="P6" draw:layer="layout" draw:type="line" svg:x1="8.2cm" svg:y1="10.4cm" svg:x2="7.5cm" svg:y2="11.335cm" draw:end-shape="id4" draw:end-glue-point="0" svg:d="M8200 10400l-700 935" svg:viewBox="0 0 701 936">
          <text:p/>
        </draw:connector>
        <draw:connector draw:style-name="gr11" draw:text-style-name="P6" draw:layer="layout" draw:type="line" svg:x1="7.5cm" svg:y1="12cm" svg:x2="7.7cm" svg:y2="13cm" draw:start-shape="id4" draw:start-glue-point="2" draw:end-shape="id5" draw:end-glue-point="0" svg:d="M7500 12000l200 1000" svg:viewBox="0 0 201 1001">
          <text:p/>
        </draw:connector>
        <draw:connector draw:style-name="gr11" draw:text-style-name="P6" draw:layer="layout" draw:type="line" svg:x1="7.102cm" svg:y1="14.8cm" svg:x2="7.202cm" svg:y2="15.735cm" svg:d="M7102 14800l100 935" svg:viewBox="0 0 101 936">
          <text:p/>
        </draw:connector>
        <draw:connector draw:style-name="gr11" draw:text-style-name="P6" draw:layer="layout" draw:type="line" svg:x1="10.104cm" svg:y1="14.8cm" svg:x2="10.204cm" svg:y2="15.735cm" svg:d="M10104 14800l100 935" svg:viewBox="0 0 101 936">
          <text:p/>
        </draw:connector>
        <draw:custom-shape draw:style-name="gr12" draw:text-style-name="P5" xml:id="id6" draw:id="id6" draw:layer="layout" svg:width="11.3cm" svg:height="4.4cm" svg:x="15.9cm" svg:y="12.6cm">
          <text:p text:style-name="P5"><text:span text:style-name="T3">Cloud based processing service </text:span><text:span text:style-name="T3"><text:line-break/></text:span><text:span text:style-name="T3">This service will process signals which are at boundary </text:span><text:span text:style-name="T3"><text:line-break/></text:span><text:span text:style-name="T3">or not fatal but won’t be ignored</text:span><text:span text:style-name="T3"><text:line-break/></text:span><text:span text:style-name="T3">Such signals will be checked against patterns to decide on </text:span><text:span text:style-name="T3"><text:line-break/></text:span><text:span text:style-name="T3">Recommendations will be sent to MeAhe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9.4cm" svg:y1="11.9cm" svg:x2="15.9cm" svg:y2="14.8cm" draw:end-shape="id6" svg:d="M9400 11900l6500 2900" svg:viewBox="0 0 6501 2901">
          <text:p text:style-name="P5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text:p text:style-name="P5"><text:span text:style-name="T4"/></text:p>
          <text:p text:style-name="P5"><text:span text:style-name="T4"/></text:p>
          <text:p text:style-name="P5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B</text:span><text:span text:style-name="T4">o</text:span><text:span text:style-name="T4">u</text:span><text:span text:style-name="T4">n</text:span><text:span text:style-name="T4">d</text:span><text:span text:style-name="T4">a</text:span><text:span text:style-name="T4">r</text:span><text:span text:style-name="T4">y</text:span><text:span text:style-name="T4"> </text:span><text:span text:style-name="T4">s</text:span><text:span text:style-name="T4">i</text:span><text:span text:style-name="T4">g</text:span><text:span text:style-name="T4">n</text:span><text:span text:style-name="T4">a</text:span><text:span text:style-name="T4">l</text:span><text:span text:style-name="T4">s</text:span></text:p>
        </draw:connector>
        <draw:frame draw:style-name="gr14" draw:text-style-name="P8" draw:layer="layout" svg:width="2cm" svg:height="0.887cm" svg:x="7.8cm" svg:y="12.2cm">
          <draw:text-box>
            <text:p><text:span text:style-name="T4">Positive sig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>
        <draw:frame draw:style-name="gr15" draw:text-style-name="P9" draw:layer="layout" svg:width="28.044cm" svg:height="9.494cm" svg:x="0.6cm" svg:y="4.2cm">
          <draw:text-box>
            <text:p>MeAhe – Heart ailment feature<text:line-break/>1). Majority of people suffer cause of non timely detection &amp; no immediate aid (first aid medicenes)<text:line-break/>which are available or will be designed to support or provide maximum time to reach at hospital</text:p>
            <text:p>2). The 24*7 wearable device will help to take action even at sleep (as many peoples do suffer <text:line-break/>during sleep when help won’t provided)(for heart attack, cardiac arrest, <text:line-break/>delayed response in night or non noticed in day will do result in more damage to health <text:line-break/>&amp; result in paralysis)<text:line-break/>3) First aid recommendation will help to avoid chaos &amp; will provide enough support before <text:line-break/>reaching to hospital &amp; will also extend response time which is usually people get in range of <text:line-break/>15 minutes to 90 minutes<text:line-break/>4) Silent attacks or signals will be monitored earlier which will help to avoid major attack or<text:line-break/> damage, as silent signals people usually ignore (as they not sure if it’s attach or normal pain) </text:p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>
        <draw:frame draw:style-name="gr15" draw:text-style-name="P9" draw:layer="layout" svg:width="28.086cm" svg:height="11.627cm" svg:x="3cm" svg:y="4.2cm">
          <draw:text-box>
            <text:p>MeAhe’s <text:line-break/>1) Aim to be wearable device which will be weared 24*7 <text:line-break/>2) In initial phase will support only data from organs which won’t give enough response time<text:line-break/>ex. Heart attack, liver or kidney failure etc.(ecg, blood sample for heart etc)<text:line-break/>3) As currently we do have few wearable or standalone devices but they can be inetegrated <text:line-break/>&amp; periodically generate signals which will be used for taking earlier actions.<text:line-break/>4) With time MeAhe will evolve as proactively life saver device without waiting for doctors decision <text:line-break/>or even to help give enough time for response from hospital.<text:line-break/></text:p>
            <text:p>Other extensions - </text:p>
            <text:p>Take/track data of daily routine from sleep, what person ate and everything<text:line-break/>Example – If for certain days if someone ate x type of food only recommend him <text:line-break/>that he may be missing x,y,z vitamins, carbs or other minerals<text:line-break/> &amp; recomend to eat certain diet to cover that. <text:line-break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23:20:22.949236807</meta:creation-date>
    <meta:editing-duration>PT39M17S</meta:editing-duration>
    <meta:editing-cycles>9</meta:editing-cycles>
    <meta:generator>LibreOffice/6.4.7.2$Linux_X86_64 LibreOffice_project/40$Build-2</meta:generator>
    <dc:title>Blue Curve</dc:title>
    <dc:date>2022-04-10T23:14:05.820587256</dc:date>
    <meta:document-statistic meta:object-count="77"/>
  </office:meta>
</office:document-meta>
</file>